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cbdc3" officeooo:paragraph-rsid="000cbdc3"/>
    </style:style>
    <style:style style:name="P2" style:family="paragraph" style:parent-style-name="Standard">
      <style:text-properties officeooo:rsid="000dbce4" officeooo:paragraph-rsid="000dbce4"/>
    </style:style>
    <style:style style:name="P3" style:family="paragraph" style:parent-style-name="Standard">
      <style:text-properties officeooo:rsid="000eb8af" officeooo:paragraph-rsid="000f52d3"/>
    </style:style>
    <style:style style:name="P4" style:family="paragraph" style:parent-style-name="Standard">
      <style:text-properties officeooo:rsid="001102af" officeooo:paragraph-rsid="001102af"/>
    </style:style>
    <style:style style:name="P5" style:family="paragraph" style:parent-style-name="Standard">
      <style:text-properties officeooo:rsid="0013bf58" officeooo:paragraph-rsid="0016ad43"/>
    </style:style>
    <style:style style:name="P6" style:family="paragraph" style:parent-style-name="Standard">
      <style:text-properties officeooo:rsid="0013bf58" officeooo:paragraph-rsid="0017707a"/>
    </style:style>
    <style:style style:name="P7" style:family="paragraph" style:parent-style-name="Standard">
      <style:text-properties officeooo:rsid="0019874d" officeooo:paragraph-rsid="0019874d"/>
    </style:style>
    <style:style style:name="T1" style:family="text">
      <style:text-properties officeooo:rsid="000f52d3"/>
    </style:style>
    <style:style style:name="T2" style:family="text">
      <style:text-properties officeooo:rsid="001102af"/>
    </style:style>
    <style:style style:name="T3" style:family="text">
      <style:text-properties officeooo:rsid="00122c3d"/>
    </style:style>
    <style:style style:name="T4" style:family="text">
      <style:text-properties officeooo:rsid="0016ad43"/>
    </style:style>
    <style:style style:name="T5" style:family="text">
      <style:text-properties officeooo:rsid="0017707a"/>
    </style:style>
    <style:style style:name="T6" style:family="text">
      <style:text-properties officeooo:rsid="0018913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or 4 Milliaden Jahren war die erste Zivilisation des Universums dem Untergang geweiht.</text:p>
      <text:p text:style-name="P1">Sie Endsand zwei verschieden Arten von Eiern, in den einen stecken Adam, in den anderen Lilith.</text:p>
      <text:p text:style-name="P1">Adam ist die Frucht des Lebens und bringt Engel hervor.</text:p>
      <text:p text:style-name="P1">Lilith ist die Frucht des Wissens und Bringt das Leben wie wir es kennen hervor.</text:p>
      <text:p text:style-name="P2">Jeweils ein Ei wurde auf einen Planeten gesendet. Entweder es entsteht leben (Lilith) oder Engel (Adam).</text:p>
      <text:p text:style-name="P1">Durch die Verbindung von Adam und Lilith, wird ein Wesen erschaffen, das die gleiche Macht hat, wie ein Wesen der ersten Zivilisation. <text:span text:style-name="T2">Um zu verhindern, dass Adam sich mit Lilith vereint, falls beide auf einen Planeten aufschlagen sollte, wird einer der beiden durch den Longinus Speer blockiert, sodass nur Leben oder nur Engel entstehen.</text:span></text:p>
      <text:p text:style-name="P3">Auf der Erde ist erst Adam mit seinem Ei aufgeschlagen. <text:span text:style-name="T2">Bevor aus der Saht (Adam) Engel entstehen konnten,</text:span> schlug Lilith auf der Erde auf, wobei beim Aufschlag der Longinus Speer zerstört wurde. <text:span text:style-name="T1">Der Aufschlag Lilith war der First Impact.</text:span></text:p>
      <text:p text:style-name="P4">Lilith hat ihr LCL in den Meeren fließen lassen, <text:span text:style-name="T3">wodurch das Leben entstand.</text:span></text:p>
      <text:p text:style-name="P5">Bei einem Experiment <text:span text:style-name="T6">wurde der Longinus Speer aus Adam entfernt wodurch Adam erweckt wurde. Dadurch entstanden bereits Engel, die noch Jahre brachen werden, um zu versuchen die Lilith, also alles Leben auf der Erde zu zerstören. Dies würden sie Erreichen, indem sie sich mit Adam, dem Embryo, Verschmelzen. Adam löste den </text:span>second impact aus und die hälfte der Menschheit wurde vernichtet.</text:p>
      <text:p text:style-name="P6"><text:span text:style-name="T4">Dabei wurde Adam zurück zum Embryo entwickelt.<text:tab/></text:span></text:p>
      <text:p text:style-name="P6"><text:span text:style-name="T5">Aus Adam wurden Klone erstellt und die Evangelions erschaffen. Nur chinchis Evangelion01 wurde von Lilith geklont. Bei einem Experiment verschmolz die Mutter Chinchis mit Evangelion01.</text:span> </text:p>
      <text:p text:style-name="P7">Nerv will den thirt impact (verschmelzung eines engels mit adam) verhindern, um später den Plan von Seele zu vollenden (Vereinigung der Menschheit zu einer Intelligen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5T19:35:38.974496183</meta:creation-date>
    <dc:date>2019-09-25T20:37:26.955673711</dc:date>
    <meta:editing-duration>PT51M32S</meta:editing-duration>
    <meta:editing-cycles>12</meta:editing-cycles>
    <meta:generator>LibreOffice/6.0.7.3$Linux_X86_64 LibreOffice_project/00m0$Build-3</meta:generator>
    <meta:document-statistic meta:table-count="0" meta:image-count="0" meta:object-count="0" meta:page-count="1" meta:paragraph-count="12" meta:word-count="294" meta:character-count="1860" meta:non-whitespace-character-count="1576"/>
  </office:meta>
</office:document-meta>
</file>